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Menu.getUtilLoggingJFileOpen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enu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enu.getLog4JFileOpen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enu.getFileSav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enu.FileMenu( final LogUI logU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FileMenu.stateChanged( Chang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enu.getExi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Menu.buildMRUMenu( final JMenu mrulog4j , final LogUI logu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